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variant="normal" fo:text-transform="none" fo:color="#000000" fo:font-size="12pt" fo:letter-spacing="normal" fo:font-style="normal" fo:font-weight="normal" style:font-size-asian="12pt" style:font-size-complex="12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text-properties fo:font-variant="normal" fo:text-transform="none" fo:color="#000000" fo:font-size="12pt" fo:letter-spacing="normal" fo:font-style="normal" fo:font-weight="normal" style:font-size-asian="12pt" style:font-size-complex="12pt"/>
    </style:style>
    <style:style style:name="P5" style:family="paragraph" style:parent-style-name="Text_20_body" style:list-style-name="L2">
      <style:text-properties fo:font-variant="normal" fo:text-transform="none" fo:color="#000000" fo:font-size="12pt" fo:letter-spacing="normal" fo:font-style="normal" fo:font-weight="normal" style:font-size-asian="12pt" style:font-size-complex="12pt"/>
    </style:style>
    <style:style style:name="P6" style:family="paragraph" style:parent-style-name="Text_20_body" style:list-style-name="L3">
      <style:text-properties fo:font-variant="normal" fo:text-transform="none" fo:color="#000000" fo:font-size="12pt" fo:letter-spacing="normal" fo:font-style="normal" fo:font-weight="normal" style:font-size-asian="12pt" style:font-size-complex="12pt"/>
    </style:style>
    <style:style style:name="P7" style:family="paragraph" style:parent-style-name="Text_20_body" style:list-style-name="L4">
      <style:text-properties fo:font-variant="normal" fo:text-transform="none" fo:color="#000000" fo:font-size="12pt" fo:letter-spacing="normal" fo:font-style="normal" fo:font-weight="normal" style:font-size-asian="12pt" style:font-size-complex="12pt"/>
    </style:style>
    <style:style style:name="P8" style:family="paragraph" style:parent-style-name="Text_20_body" style:list-style-name="L5">
      <style:text-properties fo:font-variant="normal" fo:text-transform="none" fo:color="#000000" fo:font-size="12pt" fo:letter-spacing="normal" fo:font-style="normal" fo:font-weight="normal"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sitors Policy</text:h>
      <text:p text:style-name="Text_20_body">It is my responsibility to keep your child safe whilst they are in my care. Part of this is ensuring the suitability of any adults they come into contact with during their time at the setting, I will do this by <text:s/>enforcing the following:</text:p>
      <text:list xml:id="list17651551551" text:style-name="L1">
        <text:list-item>
          <text:p text:style-name="P2">All regular visitors to my home have a DBS Certificate (Formerly known as CRB) proving that they have been background checked. </text:p>
        </text:list-item>
      </text:list>
      <text:list xml:id="list722839080" text:style-name="L2">
        <text:list-item>
          <text:p text:style-name="P3">I will not leave a minded child in a room alone with a visitor, regular or otherwise, unless I know they have been DBS cleared.</text:p>
        </text:list-item>
        <text:list-item>
          <text:p text:style-name="P5">I will not allow any visitors to take my minded children to the toilet or to change their nappies.</text:p>
        </text:list-item>
      </text:list>
      <text:list xml:id="list289541568" text:style-name="L3">
        <text:list-item>
          <text:p text:style-name="P6">I will request identification from all visitors not known to me and will refuse entry if I feel unsure of them. </text:p>
        </text:list-item>
      </text:list>
      <text:list xml:id="list462309687" text:style-name="L4">
        <text:list-item>
          <text:p text:style-name="P7">I will endeavour, when possible, to arrange for any maintenance work to my property to be carried out at weekends or during non-minding hours. </text:p>
        </text:list-item>
      </text:list>
      <text:list xml:id="list1885703749" text:style-name="L5">
        <text:list-item>
          <text:p text:style-name="P8">I will maintain a visitors' book that is available for you to look at, at any time.</text:p>
        </text:list-item>
      </text:list>
      <text:p text:style-name="P1">Date: 07/06/2014</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9T16:11:41</meta:creation-date>
    <dc:date>2014-06-08T17:47:36</dc:date>
    <meta:editing-duration>PT11M3S</meta:editing-duration>
    <meta:editing-cycles>9</meta:editing-cycles>
    <meta:generator>LibreOffice/3.5$Linux_X86_64 LibreOffice_project/350m1$Build-2</meta:generator>
    <dc:creator>Ross Fenning</dc:creator>
    <meta:document-statistic meta:table-count="0" meta:image-count="0" meta:object-count="0" meta:page-count="1" meta:paragraph-count="9" meta:word-count="181" meta:character-count="963" meta:non-whitespace-character-count="793"/>
  </office:meta>
</office:document-meta>
</file>